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style:font-style-asian="normal" style:font-style-complex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Standard">
      <style:text-properties fo:font-style="normal" style:text-underline-style="none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font-name="Poppins" fo:font-size="9.75pt" fo:letter-spacing="normal" fo:font-style="italic" style:text-underline-style="none" fo:font-weight="normal" style:text-blinking="false" fo:background-color="transparent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YNASTIE IMMORTELLE</text:p>
      <text:p text:style-name="P1"/>
      <text:p text:style-name="P3">Skeletton Infanteries x10 8&lt;10€ :</text:p>
      <text:p text:style-name="P1"/>
      <text:p text:style-name="Standard">10 Figurines en résine venduent avec socle en MDF. Taille de socle carré ou rond de 2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1">Disponible en 2 versions : Archers ou Lancier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Khnum Archers Etat-Major 4&lt;5€ :</text:p>
      <text:p text:style-name="P1"/>
      <text:p text:style-name="Standard">3 Figurines en résine venduent avec socle en MDF. Taille de socle carré ou rond de 2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Khnum Archers x10 8&lt;10€ :</text:p>
      <text:p text:style-name="P1"/>
      <text:p text:style-name="Standard">10 Figurines en résine venduent avec socle en MDF. Taille de socle carré ou rond de 2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1">Disponible en 2 versions : Archers ou Lancier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Hurus Spearmen Etat-Major 3&lt;4€ :</text:p>
      <text:p text:style-name="P1"/>
      <text:p text:style-name="Standard">3 Figurines en résine venduent avec socle en MDF. Taille de socle carré ou rond de 2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Hurus Spearmen x10 8&lt;10€ :</text:p>
      <text:p text:style-name="P1"/>
      <text:p text:style-name="Standard">10 Figurines en résine venduent avec socle en MDF. Taille de socle carré ou rond de 2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1">Disponible en 2 versions : Archers ou Lancier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<text:soft-page-break/>Contactez moi.</text:p>
      <text:p text:style-name="P1">Photo non contractuel, Figurine à monter et sans socle autre que proposé.</text:p>
      <text:p text:style-name="P1"/>
      <text:p text:style-name="P3">Damned Etat-Major 3&lt;4€ :</text:p>
      <text:p text:style-name="P1"/>
      <text:p text:style-name="Standard">3 Figurines en résine venduent avec socle en MDF. Taille de socle carré ou rond de 2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Damned regiment x10 6&lt;8€ </text:p>
      <text:p text:style-name="P1"/>
      <text:p text:style-name="Standard">10 Figurines en résine venduent avec socle en MDF. Taille de socle carré ou rond de 2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Keket, Necrosorceress and Hamunaptra columns 42€ :</text:p>
      <text:p text:style-name="P1"/>
      <text:p text:style-name="Standard">Figurine en résine vendue avec ses magnifiques colonnes.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P8">Possibilité de remplacer les colonnes en résine par un socle en MDF pour 40€ de moins.</text:p>
      <text:p text:style-name="Standard"><text:span text:style-name="T2">Il est possible de garder la figurine modulaire pour la création d'un diorama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Amun-Re Guard Etat-Major 4&lt;5€ :</text:p>
      <text:p text:style-name="P1"/>
      <text:p text:style-name="Standard">3 Figurines en résine venduent avec socle en MDF. Taille de socle carré ou rond de 2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1"/>
      <text:p text:style-name="P3">Amun-Re Guard x10 12&lt;14€ :</text:p>
      <text:p text:style-name="P1"/>
      <text:p text:style-name="Standard">10 Figurines en résine venduent avec socle en MDF. Taille de socle carré ou rond de 2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1">Disponible en 2 versions : Halebarde ou épée.</text:span><text:span text:style-name="T4"><text:line-break/></text:span><text:soft-page-break/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Khnum Riders Etat-Major 18&lt;22€ :</text:p>
      <text:p text:style-name="P1"/>
      <text:p text:style-name="Standard">3 Figurines en résine venduent avec socles en résine. Taille de socle carré de 50x25mm ou rond de 60x35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26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Khnum Riders x5 32&lt;38€ :</text:p>
      <text:p text:style-name="P1"/>
      <text:p text:style-name="Standard">5 Figurines en résine venduent avec socles en résine. Taille de socle carré de 50x25mm ou rond de 60x35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22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Hurus Riders Etat-Major 18&lt;22€ :</text:p>
      <text:p text:style-name="P1"/>
      <text:p text:style-name="Standard">3 Figurines en résine venduent avec socles en résine. Taille de socle carré de 50x25mm ou rond de 60x35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26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Hurus Riders x5 32&lt;38€ :</text:p>
      <text:p text:style-name="P1"/>
      <text:p text:style-name="Standard">5 Figurines en résine venduent avec socles en résine. Taille de socle carré de 50x25mm ou rond de 60x35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22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Second Dinasty Knights x5 38€ :</text:p>
      <text:p text:style-name="P1"><text:soft-page-break/></text:p>
      <text:p text:style-name="Standard">5 Figurines en résine venduent avec socles en résine. Taille de socle carré de 50x25mm ou rond de 60x35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P2">Disponible en 2 versions : Archers ou Lanciers.</text:p>
      <text:p text:style-name="Standard"><text:span text:style-name="T2">Possibilité de remplacer les socles en résine par des socles en MDF pour 14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Nefertari, the Priestess 8&lt;10€ :</text:p>
      <text:p text:style-name="P1"/>
      <text:p text:style-name="Standard">Figurine en résine vendue avec socle en résine. Taille de socle carré de 50x25mm ou rond de 60x35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6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Seb, Headless Sorcerer 8&lt;10€ :</text:p>
      <text:p text:style-name="P1"/>
      <text:p text:style-name="Standard">Figurine en résine vendue avec socle en résine. Taille de socle carré de 50x25mm ou rond de 60x35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2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Khalid, the Eternal 10&lt;13€ :</text:p>
      <text:p text:style-name="P1"/>
      <text:p text:style-name="Standard">Figurine en résine vendue avec socle en résine. Taille de socle carré de 50x25mm ou rond de 60x35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4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Second Dinasty Chariots 30€ :</text:p>
      <text:p text:style-name="P1"/>
      <text:p text:style-name="Standard">Figurine en résine vendue avec socle en résine. Taille de socle carré de 100x50mm ou rond de 100x80mm.<text:line-break/>Adapté pour jeu de plateau comme Warhammer et plus particulièrement The IX Age <text:span text:style-name="T2">Fantasy </text:span><text:soft-page-break/><text:span text:style-name="T2">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P2">Disponible en 2 versions : Archers ou Lanciers.</text:p>
      <text:p text:style-name="Standard"><text:span text:style-name="T2">Possibilité de remplacer les socles en résine par des socles en MDF pour 15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Canopic Guard x3 38€ :</text:p>
      <text:p text:style-name="P1"/>
      <text:p text:style-name="Standard">3 Figurines en résine venduent avec socle en Résine. Taille de socle carré <text:s/>ou rond de 4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Canopic Guard with Bows x3 16&lt;20€ :</text:p>
      <text:p text:style-name="P1"/>
      <text:p text:style-name="Standard">3 Figurines en résine venduent avec socle en MDF. Taille de socle carré <text:s/>ou rond de 4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Imsety, Canopic Guard Hero 8&lt;10€ :</text:p>
      <text:p text:style-name="P1"/>
      <text:p text:style-name="Standard">Figurine en résine vendue avec socle en résine. Taille de socle carré <text:s/>ou rond de 4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 socle en résine par un socle en MDF pour 5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Canopic Sorcerer 6&lt;8€ :</text:p>
      <text:p text:style-name="P1"/>
      <text:p text:style-name="Standard">Figurine en résine vendue avec socle en MDF. Taille de socle carré <text:s/>ou rond de 3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3"/>
      <text:p text:style-name="P3">Ushebti 4&lt;5€ :</text:p>
      <text:p text:style-name="P1"/>
      <text:p text:style-name="Standard">Figurine en résine vendue avec socle en MDF. Taille de socle carré <text:s/>ou rond de 40mm .<text:line-break/>Adapté pour jeu de plateau comme Warhammer et plus particulièrement The IX Age <text:span text:style-name="T2">Fantasy </text:span><text:soft-page-break/><text:span text:style-name="T2">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Nejbet Artifacts x3 29€ :</text:p>
      <text:p text:style-name="P1"/>
      <text:p text:style-name="Standard">3 Figurines en résine venduent avec socle en résine. Taille de socle carré de 4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3"/>
      <text:p text:style-name="P3">Sakmet Swarm Sorcerers x3 22&lt;26€ :</text:p>
      <text:p text:style-name="P1"/>
      <text:p text:style-name="Standard">3 Figurines en résine venduent avec socle en résine. Taille de socle carré de 40mm 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8">Possibilité de remplacer les socles en résine par des socles en MDF pour 9€ de moins.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Sand Bedouins x3 46€ :</text:p>
      <text:p text:style-name="P1"/>
      <text:p text:style-name="Standard">3 Figurines en résine venduent avec socle en résine. Taille de socle carré de 100x50mm ou rond de 90x6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8">Possibilité de remplacer les socles en résine par des socles en MDF pour 15€ de moins.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3"/>
      <text:p text:style-name="P3">Tomb Guardians x3 60€ :</text:p>
      <text:p text:style-name="P1"/>
      <text:p text:style-name="Standard">3 Figurines en résine venduent avec socle en MDF. Taille de socle carré de 100x50mm ou rond de 90x6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3"/>
      <text:p text:style-name="P3">Scorpion's Cursed 20&lt;24€ :</text:p>
      <text:p text:style-name="P1"/>
      <text:p text:style-name="Standard">Figurine en résine vendue avec socleen MDF et une scène en résine. Taille de socle carré ou rond de <text:soft-page-break/>5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3"/>
      <text:p text:style-name="P3">Amenophis on Canopic Altar <text:s/>40€ :</text:p>
      <text:p text:style-name="P1"/>
      <text:p text:style-name="Standard">Figurine en résine vendue avec socle en résine. Taille de socle carré ou rond de 5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3"/>
      <text:p text:style-name="P3">Bone Colossus <text:s/>28&lt;34€ :</text:p>
      <text:p text:style-name="P1"/>
      <text:p text:style-name="Standard">Figurine en résine vendue avec socle en résine. Taille de socle carré ou rond de 5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9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3"/>
      <text:p text:style-name="P3">Siames Bone Colossus 18&lt;22€ :</text:p>
      <text:p text:style-name="P1"/>
      <text:p text:style-name="Standard">Figurine en résine vendue avec socle en résine. Taille de socle carré ou rond de 5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5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3"/>
      <text:p text:style-name="P3">Criosphinx and Amun-Re Temple <text:s/>160€ :</text:p>
      <text:p text:style-name="P1"/>
      <text:p text:style-name="Standard">Figurine en résine vendue avec sa magnifique pyramide.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P8">Possibilité de remplacer la pyramide en résine par un socle en MDF pour 78€ de moins.</text:p>
      <text:p text:style-name="Standard"><text:span text:style-name="T2">Il est possible de garder la figurine modulaire pour la création d'un diorama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3"/>
      <text:p text:style-name="P3">Artifact Catapult 30&lt;36€ :</text:p>
      <text:p text:style-name="P1"><text:soft-page-break/></text:p>
      <text:p text:style-name="Standard">Figurine en résine vendue sans socle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Hathor, Beduin Sorcerer on Rhinoceros 60€ :</text:p>
      <text:p text:style-name="P1"/>
      <text:p text:style-name="Standard">Figurine en résine vendue avec socle en résine. Taille de socle carré de 100x50mm ou rond de 120x6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5€ de moin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1"/>
      <text:p text:style-name="P3">Amenhotep, the Terrible on Ammit <text:s/>43€ :</text:p>
      <text:p text:style-name="P1"/>
      <text:p text:style-name="Standard">Figurine en résine vendue avec socle en résine. Taille de socle carré de 100x50mm ou rond de 120x9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Pharaoh Akhenaten on Sta Chariot 47€ :</text:p>
      <text:p text:style-name="P1"/>
      <text:p text:style-name="Standard">Figurine en résine vendue avec socle en résine. Taille de socle carré de 120x13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Divine Sphinx 40€ :</text:p>
      <text:p text:style-name="P1"/>
      <text:p text:style-name="Standard">Figurine en résine vendue avec socle en résine. Taille de socle carré de 100x5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3"><text:soft-page-break/>Khufu Ship <text:s/>55€ :</text:p>
      <text:p text:style-name="P1"/>
      <text:p text:style-name="Standard">Figurine en résine vendue avec socle en résine. Taille de socle carré et rond de 100x5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Standard"><text:span text:style-name="T1">N'hésitez pas à demander des socles en conséquence , ils remplaceront ceux fournis.</text:span><text:span text:style-name="T4"><text:line-break/></text:span><text:span text:style-name="T3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U</text:a><text:span text:style-name="T3">ndying Dynasties )</text:span></text:p>
      <text:p text:style-name="P2">Contactez moi.</text:p>
      <text:p text:style-name="P1">Photo non contractuel, Figurine à monter et sans socle autre que proposé.</text:p>
      <text:p text:style-name="P1"/>
      <text:p text:style-name="P1"/>
      <text:p text:style-name="P3">War Elephant 52€ :</text:p>
      <text:p text:style-name="P1"/>
      <text:p text:style-name="Standard">Figurine en résine vendue avec socle en résine. Taille de socle carré et rond de 100x50mm.<text:line-break/>Adapté pour jeu de plateau comme Warhammer et plus particulièrement The IX Age <text:span text:style-name="T2">Fantasy Battles</text:span><text:span text:style-name="T1"> ou encore </text:span><text:span text:style-name="T2">Warhammer: The Old World.</text:span></text:p>
      <text:p text:style-name="P2">N'hésitez pas à demander des socles en conséquence , ils remplaceront ceux fournis.</text:p>
      <text:p text:style-name="Standard"><text:span text:style-name="T2">Possibilité de remplacer les socles en résine par des socles en MDF pour 9€ de moins.<text:line-break/></text:span><text:span text:style-name="T1">Si vous voulez plus de contenu du type de cette figurine (Cf Lost Kingdom Miniature – </text:span><text:a xlink:type="simple" xlink:href="https://www.lostkingdomminiatures.com/en/47-kingdom-of-mercia" text:style-name="Internet_20_link" text:visited-style-name="Visited_20_Internet_20_Link"><text:span text:style-name="T1">U</text:span></text:a><text:span text:style-name="T1">ndying Dynasties</text:span><text:span text:style-name="T3"> )</text:span></text:p>
      <text:p text:style-name="P2">Contactez moi.</text:p>
      <text:p text:style-name="P1">Photo non contractuel, Figurine à monter et sans socle autre que propo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1H22M13S</meta:editing-duration>
    <meta:editing-cycles>13</meta:editing-cycles>
    <meta:generator>OpenOffice/4.1.6$Win32 OpenOffice.org_project/416m1$Build-9790</meta:generator>
    <dc:date>2025-02-22T07:52:27.91</dc:date>
    <dc:creator>Ycham Bounouar</dc:creator>
    <meta:document-statistic meta:table-count="0" meta:image-count="0" meta:object-count="0" meta:page-count="9" meta:paragraph-count="227" meta:word-count="3920" meta:character-count="23031"/>
    <meta:user-defined meta:name="Info 1"/>
    <meta:user-defined meta:name="Info 2"/>
    <meta:user-defined meta:name="Info 3"/>
    <meta:user-defined meta:name="Info 4"/>
  </office:meta>
</office:document-meta>
</file>